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94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c0" fo:font-size="10pt" style:font-size-asian="10pt" style:font-size-complex="10pt"/>
    </style:style>
    <style:style style:name="T2" style:family="text">
      <style:text-properties fo:font-size="10pt" style:font-size-asian="10pt" style:font-size-complex="10pt" fo:color="#000000"/>
    </style:style>
    <style:style style:name="T3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5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3" office:value-type="string" calcext:value-type="string">
            <text:p>route_sediments.f90</text:p>
          </table:table-cell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number-columns-repeated="17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1">subasin</text:span><text:span text:style-name="T2">,</text:span><text:span text:style-name="T3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?</text:p>
          </table:table-cell>
          <table:table-cell/>
          <table:table-cell table:style-name="ce3" office:value-type="string" calcext:value-type="string">
            <text:p>372,subasin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qsediment_t</text:p>
          </table:table-cell>
          <table:table-cell table:style-name="ce3" office:value-type="string" calcext:value-type="string">
            <text:p>sediment_total</text:p>
          </table:table-cell>
          <table:table-cell table:style-name="ce4" office:value-type="string" calcext:value-type="string">
            <text:p>total sediment leaving reach (sum of all size classes) replaced by qsediment2_t</text:p>
          </table:table-cell>
          <table:table-cell table:style-name="ce4" office:value-type="string" calcext:value-type="string">
            <text:p>tons/timestep</text:p>
          </table:table-cell>
          <table:table-cell/>
          <table:table-cell table:style-name="ce3" office:value-type="string" calcext:value-type="string">
            <text:p>subasin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5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</table:table-row>
        <table:table-row table:style-name="ro2">
          <table:table-cell table:style-name="ce3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ediment stored in river reach for each particle size class k (in suspension?)</text:p>
          </table:table-cell>
          <table:table-cell office:value-type="string" calcext:value-type="string">
            <text:p>t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18"/>
        </table:table-row>
        <table:table-row table:style-name="ro2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0"/>
        </table:table-row>
        <table:table-row table:style-name="ro2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0"/>
        </table:table-row>
        <table:table-row table:style-name="ro2">
          <table:table-cell table:number-columns-repeated="24"/>
        </table:table-row>
        <table:table-row table:style-name="ro2">
          <table:table-cell table:style-name="ce3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6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6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2" table:number-rows-repeated="31690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2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.00.0000</text:date>, <text:time style:data-style-name="N2" text:time-value="15:05:57.70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05-06-23T12:25:26</meta:creation-date>
    <dc:date>2015-09-14T15:08:50.282000000</dc:date>
    <meta:editing-cycles>222</meta:editing-cycles>
    <meta:editing-duration>P11DT8H51M21S</meta:editing-duration>
    <meta:document-statistic meta:table-count="3" meta:cell-count="1826" meta:object-count="0"/>
    <meta:user-defined meta:name="Info 1"/>
    <meta:user-defined meta:name="Info 2"/>
    <meta:user-defined meta:name="Info 3"/>
    <meta:user-defined meta:name="Info 4"/>
  </office:meta>
</office:document-meta>
</file>